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ing_20_1">
      <style:paragraph-properties fo:margin-top="0cm" fo:margin-bottom="0cm" style:contextual-spacing="false" fo:break-before="page"/>
      <style:text-properties fo:font-size="18pt" fo:language="es" fo:country="ES" officeooo:paragraph-rsid="000b6603" style:font-size-asian="18pt" style:font-size-complex="18pt"/>
    </style:style>
    <style:style style:name="P2" style:family="paragraph" style:parent-style-name="Standard">
      <style:text-properties officeooo:rsid="0023be54" officeooo:paragraph-rsid="000b6603"/>
    </style:style>
    <style:style style:name="P3" style:family="paragraph" style:parent-style-name="Standard">
      <style:text-properties officeooo:rsid="0023be54" officeooo:paragraph-rsid="0019e7c3"/>
    </style:style>
    <style:style style:name="P4" style:family="paragraph" style:parent-style-name="Standard">
      <style:text-properties officeooo:rsid="0023be54" officeooo:paragraph-rsid="001a8314"/>
    </style:style>
    <style:style style:name="P5" style:family="paragraph" style:parent-style-name="Standard">
      <style:paragraph-properties fo:text-align="center" style:justify-single-word="false"/>
      <style:text-properties fo:language="es" fo:country="ES" officeooo:paragraph-rsid="000b6603"/>
    </style:style>
    <style:style style:name="P6" style:family="paragraph" style:parent-style-name="Standard">
      <style:text-properties fo:language="es" fo:country="ES" officeooo:paragraph-rsid="000b6603"/>
    </style:style>
    <style:style style:name="P7" style:family="paragraph" style:parent-style-name="Standard">
      <style:paragraph-properties fo:margin-top="0cm" fo:margin-bottom="0cm" style:contextual-spacing="false"/>
      <style:text-properties fo:language="es" fo:country="ES" officeooo:paragraph-rsid="000b6603"/>
    </style:style>
    <style:style style:name="P8" style:family="paragraph" style:parent-style-name="Standard">
      <style:paragraph-properties fo:line-height="115%"/>
      <style:text-properties style:font-name="Calibri1" fo:font-size="12pt" fo:language="es" fo:country="ES" fo:font-weight="bold" officeooo:rsid="0001368d" officeooo:paragraph-rsid="000b6603" style:font-size-asian="12pt" style:font-weight-asian="bold" style:font-size-complex="12pt" style:font-weight-complex="bold"/>
    </style:style>
    <style:style style:name="P9" style:family="paragraph" style:parent-style-name="Standard" style:master-page-name="">
      <style:paragraph-properties fo:line-height="150%" style:page-number="auto"/>
      <style:text-properties style:font-name="Calibri1" fo:font-size="12pt" fo:language="es" fo:country="ES" fo:font-weight="bold" officeooo:paragraph-rsid="000b6603" style:font-size-asian="12pt" style:font-weight-asian="bold" style:font-size-complex="12pt" style:font-weight-complex="bold"/>
    </style:style>
    <style:style style:name="P10" style:family="paragraph" style:parent-style-name="Standard">
      <style:paragraph-properties fo:line-height="150%"/>
      <style:text-properties style:font-name="Calibri1" fo:font-size="12pt" fo:language="es" fo:country="ES" fo:font-weight="bold" officeooo:paragraph-rsid="000b6603" style:font-size-asian="12pt" style:font-weight-asian="bold" style:font-size-complex="12pt" style:font-weight-complex="bold"/>
    </style:style>
    <style:style style:name="P11" style:family="paragraph" style:parent-style-name="Standard">
      <style:paragraph-properties fo:line-height="115%"/>
      <style:text-properties style:font-name="Calibri1" fo:font-size="12pt" fo:font-weight="bold" officeooo:rsid="0006fef5" officeooo:paragraph-rsid="000b6603" style:font-size-asian="12pt" style:font-weight-asian="bold" style:font-size-complex="12pt" style:font-weight-complex="bold"/>
    </style:style>
    <style:style style:name="P12" style:family="paragraph" style:parent-style-name="Standard">
      <style:paragraph-properties fo:line-height="115%"/>
      <style:text-properties style:font-name="Calibri1" fo:font-size="12pt" fo:font-weight="bold" officeooo:rsid="00098afb" officeooo:paragraph-rsid="000b6603" style:font-size-asian="12pt" style:font-weight-asian="bold" style:font-size-complex="12pt" style:font-weight-complex="bold"/>
    </style:style>
    <style:style style:name="P13" style:family="paragraph" style:parent-style-name="Standard">
      <style:paragraph-properties fo:line-height="115%"/>
      <style:text-properties style:font-name="Calibri1" fo:font-size="12pt" fo:font-weight="bold" officeooo:rsid="000f8b89" officeooo:paragraph-rsid="000b6603" style:font-size-asian="12pt" style:font-weight-asian="bold" style:font-size-complex="12pt" style:font-weight-complex="bold"/>
    </style:style>
    <style:style style:name="P14" style:family="paragraph" style:parent-style-name="Standard">
      <style:paragraph-properties fo:line-height="115%"/>
      <style:text-properties style:font-name="Calibri1" fo:font-size="12pt" fo:font-weight="bold" officeooo:rsid="00113de1" officeooo:paragraph-rsid="000b6603" style:font-size-asian="12pt" style:font-weight-asian="bold" style:font-size-complex="12pt" style:font-weight-complex="bold"/>
    </style:style>
    <style:style style:name="P15" style:family="paragraph" style:parent-style-name="Standard">
      <style:paragraph-properties fo:line-height="0.349cm"/>
      <style:text-properties style:font-name="Calibri1" fo:language="es" fo:country="ES" officeooo:paragraph-rsid="000b6603"/>
    </style:style>
    <style:style style:name="P16" style:family="paragraph" style:parent-style-name="Standard">
      <style:paragraph-properties fo:line-height="150%"/>
      <style:text-properties style:font-name="Calibri1" fo:language="es" fo:country="ES" officeooo:paragraph-rsid="000b6603"/>
    </style:style>
    <style:style style:name="P17" style:family="paragraph" style:parent-style-name="Standard">
      <style:paragraph-properties fo:line-height="115%"/>
      <style:text-properties style:font-name="Calibri1" fo:font-size="16pt" fo:language="es" fo:country="ES" fo:font-weight="bold" officeooo:rsid="0001368d" officeooo:paragraph-rsid="000b6603" style:font-size-asian="16pt" style:font-weight-asian="bold" style:font-size-complex="16pt" style:font-weight-complex="bold"/>
    </style:style>
    <style:style style:name="P18" style:family="paragraph" style:parent-style-name="Standard">
      <style:paragraph-properties fo:line-height="115%"/>
      <style:text-properties style:font-name="Calibri1" fo:font-size="16pt" fo:font-weight="bold" officeooo:rsid="0006fef5" officeooo:paragraph-rsid="000b6603" style:font-size-asian="16pt" style:font-weight-asian="bold" style:font-size-complex="16pt" style:font-weight-complex="bold"/>
    </style:style>
    <style:style style:name="P19" style:family="paragraph" style:parent-style-name="Standard">
      <style:paragraph-properties fo:line-height="115%"/>
      <style:text-properties style:font-name="Calibri1" fo:font-weight="bold" officeooo:rsid="0003b62b" officeooo:paragraph-rsid="000b6603" style:font-weight-asian="bold" style:font-weight-complex="bold"/>
    </style:style>
    <style:style style:name="P20" style:family="paragraph" style:parent-style-name="Standard">
      <style:paragraph-properties fo:line-height="115%"/>
      <style:text-properties style:font-name="Calibri1" officeooo:rsid="0008bcf8" officeooo:paragraph-rsid="000b6603"/>
    </style:style>
    <style:style style:name="P21" style:family="paragraph" style:parent-style-name="Standard">
      <style:paragraph-properties fo:line-height="115%"/>
      <style:text-properties style:font-name="Calibri1" officeooo:rsid="000ad79a" officeooo:paragraph-rsid="000b6603"/>
    </style:style>
    <style:style style:name="P22" style:family="paragraph" style:parent-style-name="Standard">
      <style:paragraph-properties fo:line-height="115%"/>
      <style:text-properties style:font-name="Calibri1" officeooo:paragraph-rsid="000b6603"/>
    </style:style>
    <style:style style:name="P23" style:family="paragraph" style:parent-style-name="Standard">
      <style:text-properties style:font-name="Calibri1" officeooo:rsid="0023be54" officeooo:paragraph-rsid="000b6603"/>
    </style:style>
    <style:style style:name="P24" style:family="paragraph" style:parent-style-name="Standard">
      <style:text-properties style:font-name="Calibri1" officeooo:rsid="0023be54" officeooo:paragraph-rsid="0019e717"/>
    </style:style>
    <style:style style:name="P25" style:family="paragraph" style:parent-style-name="Standard">
      <style:paragraph-properties fo:line-height="115%"/>
      <style:text-properties style:font-name="Calibri1" officeooo:rsid="000c5d32" officeooo:paragraph-rsid="000c5d32"/>
    </style:style>
    <style:style style:name="P26" style:family="paragraph" style:parent-style-name="Standard">
      <style:text-properties style:font-name="Calibri1" officeooo:rsid="0018004b" officeooo:paragraph-rsid="0018004b"/>
    </style:style>
    <style:style style:name="P27" style:family="paragraph" style:parent-style-name="Standard">
      <style:text-properties style:font-name="Calibri1" officeooo:rsid="001933f9" officeooo:paragraph-rsid="001933f9"/>
    </style:style>
    <style:style style:name="P28" style:family="paragraph" style:parent-style-name="Standard">
      <style:text-properties style:font-name="Calibri1" officeooo:rsid="0019e717" officeooo:paragraph-rsid="0019e717"/>
    </style:style>
    <style:style style:name="P29" style:family="paragraph" style:parent-style-name="Standard">
      <style:text-properties style:font-name="Calibri1" officeooo:rsid="0019e7c3" officeooo:paragraph-rsid="0019e7c3"/>
    </style:style>
    <style:style style:name="P30" style:family="paragraph" style:parent-style-name="Standard">
      <style:paragraph-properties fo:line-height="115%"/>
      <style:text-properties style:font-name="Calibri1" fo:font-size="11pt" officeooo:rsid="000ad79a" officeooo:paragraph-rsid="000b6603" style:font-size-asian="11pt" style:font-size-complex="11pt"/>
    </style:style>
    <style:style style:name="P31" style:family="paragraph" style:parent-style-name="Standard">
      <style:text-properties style:font-name="Calibri1" fo:font-size="11pt" style:font-size-asian="11pt" style:font-size-complex="11pt"/>
    </style:style>
    <style:style style:name="P32" style:family="paragraph" style:parent-style-name="Standard">
      <style:text-properties style:font-name="Calibri1" fo:font-size="11pt" officeooo:paragraph-rsid="000ece6c" style:font-size-asian="11pt" style:font-size-complex="11pt"/>
    </style:style>
    <style:style style:name="P33" style:family="paragraph" style:parent-style-name="Standard">
      <style:text-properties style:font-name="Calibri1" fo:font-size="11pt" officeooo:paragraph-rsid="000fdc4c" style:font-size-asian="11pt" style:font-size-complex="11pt"/>
    </style:style>
    <style:style style:name="P34" style:family="paragraph" style:parent-style-name="Standard">
      <style:text-properties style:font-name="Calibri1" officeooo:paragraph-rsid="001142a6"/>
    </style:style>
    <style:style style:name="P35" style:family="paragraph" style:parent-style-name="Standard">
      <style:paragraph-properties fo:line-height="115%"/>
      <style:text-properties officeooo:paragraph-rsid="000b6603"/>
    </style:style>
    <style:style style:name="P36" style:family="paragraph" style:parent-style-name="Standard">
      <style:paragraph-properties fo:line-height="115%"/>
      <style:text-properties officeooo:paragraph-rsid="0011ef29"/>
    </style:style>
    <style:style style:name="P37" style:family="paragraph" style:parent-style-name="Standard">
      <style:paragraph-properties fo:line-height="115%"/>
      <style:text-properties officeooo:rsid="0003b62b" officeooo:paragraph-rsid="000b6603"/>
    </style:style>
    <style:style style:name="P38" style:family="paragraph" style:parent-style-name="Standard">
      <style:paragraph-properties fo:line-height="115%"/>
      <style:text-properties officeooo:rsid="000b7c11" officeooo:paragraph-rsid="000b7c11"/>
    </style:style>
    <style:style style:name="P39" style:family="paragraph" style:parent-style-name="Standard">
      <style:paragraph-properties fo:line-height="115%"/>
      <style:text-properties officeooo:rsid="001289b6" officeooo:paragraph-rsid="001289b6"/>
    </style:style>
    <style:style style:name="P40" style:family="paragraph" style:parent-style-name="Standard">
      <style:text-properties officeooo:rsid="0023be54" officeooo:paragraph-rsid="001a8314"/>
    </style:style>
    <style:style style:name="P41" style:family="paragraph" style:parent-style-name="Standard">
      <style:text-properties officeooo:rsid="0023be54" officeooo:paragraph-rsid="001db2f5"/>
    </style:style>
    <style:style style:name="P42" style:family="paragraph" style:parent-style-name="Standard">
      <style:text-properties officeooo:rsid="0023be54" officeooo:paragraph-rsid="000b6603"/>
    </style:style>
    <style:style style:name="P43" style:family="paragraph" style:parent-style-name="Standard">
      <style:paragraph-properties fo:line-height="115%"/>
      <style:text-properties style:font-name="Calibri1" fo:font-size="16pt" fo:font-weight="bold" officeooo:rsid="000f8b89" officeooo:paragraph-rsid="000b6603" style:font-size-asian="16pt" style:font-weight-asian="bold" style:font-size-complex="16pt" style:font-weight-complex="bold"/>
    </style:style>
    <style:style style:name="T1" style:family="text">
      <style:text-properties style:font-name="Calibri1"/>
    </style:style>
    <style:style style:name="T2" style:family="text">
      <style:text-properties style:font-name="Calibri1" fo:font-weight="normal" officeooo:rsid="0027c3a3" style:font-weight-asian="normal" style:font-weight-complex="normal"/>
    </style:style>
    <style:style style:name="T3" style:family="text">
      <style:text-properties style:font-name="Calibri1" fo:font-weight="normal" officeooo:rsid="0012b6cc" style:font-weight-asian="normal" style:font-weight-complex="normal"/>
    </style:style>
    <style:style style:name="T4" style:family="text">
      <style:text-properties style:font-name="Calibri1" fo:font-weight="normal" officeooo:rsid="00145330" style:font-weight-asian="normal" style:font-weight-complex="normal"/>
    </style:style>
    <style:style style:name="T5" style:family="text">
      <style:text-properties style:font-name="Calibri1" fo:font-weight="normal" officeooo:rsid="0023bf5c" style:font-weight-asian="normal" style:font-weight-complex="normal"/>
    </style:style>
    <style:style style:name="T6" style:family="text">
      <style:text-properties style:font-name="Calibri1" fo:font-weight="normal" officeooo:rsid="0025f7a7" style:font-weight-asian="normal" style:font-weight-complex="normal"/>
    </style:style>
    <style:style style:name="T7" style:family="text">
      <style:text-properties style:font-name="Calibri1" fo:font-weight="normal" officeooo:rsid="00278ac5" style:font-weight-asian="normal" style:font-weight-complex="normal"/>
    </style:style>
    <style:style style:name="T8" style:family="text">
      <style:text-properties style:font-name="Calibri1" fo:font-weight="normal" officeooo:rsid="00225b26" style:font-weight-asian="normal" style:font-weight-complex="normal"/>
    </style:style>
    <style:style style:name="T9" style:family="text">
      <style:text-properties style:font-name="Calibri1" fo:font-weight="normal" officeooo:rsid="0027ae7f" style:font-weight-asian="normal" style:font-weight-complex="normal"/>
    </style:style>
    <style:style style:name="T10" style:family="text">
      <style:text-properties style:font-name="Calibri1" fo:font-weight="normal" officeooo:rsid="001a8314" style:font-weight-asian="normal" style:font-weight-complex="normal"/>
    </style:style>
    <style:style style:name="T11" style:family="text">
      <style:text-properties style:font-name="Calibri1" fo:font-weight="normal" officeooo:rsid="001c4cbf" style:font-weight-asian="normal" style:font-weight-complex="normal"/>
    </style:style>
    <style:style style:name="T12" style:family="text">
      <style:text-properties style:font-name="Calibri1" fo:font-weight="normal" officeooo:rsid="001c830c" style:font-weight-asian="normal" style:font-weight-complex="normal"/>
    </style:style>
    <style:style style:name="T13" style:family="text">
      <style:text-properties style:font-name="Calibri1" fo:font-weight="normal" officeooo:rsid="001db2f5" style:font-weight-asian="normal" style:font-weight-complex="normal"/>
    </style:style>
    <style:style style:name="T14" style:family="text">
      <style:text-properties style:font-name="Calibri1" fo:font-size="11pt" fo:language="es" fo:country="ES" officeooo:rsid="000b6603" style:font-size-asian="9.60000038146973pt" style:font-size-complex="11pt"/>
    </style:style>
    <style:style style:name="T15" style:family="text">
      <style:text-properties style:font-name="Calibri1" fo:font-size="11pt" fo:language="es" fo:country="ES" officeooo:rsid="000b7014" style:font-size-asian="9.60000038146973pt" style:font-size-complex="11pt"/>
    </style:style>
    <style:style style:name="T16" style:family="text">
      <style:text-properties style:font-name="Calibri1" fo:font-size="11pt" fo:language="es" fo:country="ES" officeooo:rsid="000b7c11" style:font-size-asian="9.60000038146973pt" style:font-size-complex="11pt"/>
    </style:style>
    <style:style style:name="T17" style:family="text">
      <style:text-properties style:font-name="Calibri1" fo:font-size="11pt" fo:language="es" fo:country="ES" officeooo:rsid="0016deb4" style:font-size-asian="9.60000038146973pt" style:font-size-complex="11pt"/>
    </style:style>
    <style:style style:name="T18" style:family="text">
      <style:text-properties style:font-name="Calibri1" officeooo:rsid="0003b62b"/>
    </style:style>
    <style:style style:name="T19" style:family="text">
      <style:text-properties style:font-name="Calibri1" officeooo:rsid="0006fef5"/>
    </style:style>
    <style:style style:name="T20" style:family="text">
      <style:text-properties style:font-name="Calibri1" officeooo:rsid="001051bc"/>
    </style:style>
    <style:style style:name="T21" style:family="text">
      <style:text-properties style:font-name="Calibri1" officeooo:rsid="0012b6cc"/>
    </style:style>
    <style:style style:name="T22" style:family="text">
      <style:text-properties style:font-name="Calibri1" fo:font-size="12pt" fo:font-weight="bold" officeooo:rsid="0014baa8" style:font-size-asian="12pt" style:font-weight-asian="bold" style:font-size-complex="12pt" style:font-weight-complex="bold"/>
    </style:style>
    <style:style style:name="T23" style:family="text">
      <style:text-properties style:font-name="Calibri1" fo:font-size="12pt" fo:font-weight="bold" officeooo:rsid="00225b26" style:font-size-asian="12pt" style:font-weight-asian="bold" style:font-size-complex="12pt" style:font-weight-complex="bold"/>
    </style:style>
    <style:style style:name="T24" style:family="text">
      <style:text-properties style:font-name="Calibri1" fo:font-size="12pt" fo:font-style="normal" style:text-underline-style="none" fo:font-weight="bold" officeooo:rsid="00225b26" style:font-size-asian="12pt" style:font-style-asian="normal" style:font-weight-asian="bold" style:font-size-complex="12pt" style:font-style-complex="normal" style:font-weight-complex="bold"/>
    </style:style>
    <style:style style:name="T25" style:family="text">
      <style:text-properties style:font-name="Calibri1" fo:font-size="12pt" fo:font-style="normal" style:text-underline-style="none" fo:font-weight="bold" officeooo:rsid="002eafd3" style:font-size-asian="12pt" style:font-style-asian="normal" style:font-weight-asian="bold" style:font-size-complex="12pt" style:font-style-complex="normal" style:font-weight-complex="bold"/>
    </style:style>
    <style:style style:name="T26" style:family="text">
      <style:text-properties style:font-name="Calibri1" fo:font-size="16pt" fo:font-weight="bold" officeooo:rsid="00225b26" style:font-size-asian="16pt" style:font-weight-asian="bold" style:font-size-complex="16pt" style:font-weight-complex="bold"/>
    </style:style>
    <style:style style:name="T27" style:family="text">
      <style:text-properties style:font-name="Calibri1" style:text-underline-style="none" fo:font-weight="normal" officeooo:rsid="0027c3a3" style:font-weight-asian="normal" style:font-weight-complex="normal"/>
    </style:style>
    <style:style style:name="T28" style:family="text">
      <style:text-properties style:font-name="Calibri1" officeooo:rsid="000bcc77"/>
    </style:style>
    <style:style style:name="T29" style:family="text">
      <style:text-properties style:font-name="Calibri1" officeooo:rsid="000c3ac5"/>
    </style:style>
    <style:style style:name="T30" style:family="text">
      <style:text-properties style:font-name="Calibri1" officeooo:rsid="000c5d32"/>
    </style:style>
    <style:style style:name="T31" style:family="text">
      <style:text-properties style:font-name="Calibri1" officeooo:rsid="0011ef29"/>
    </style:style>
    <style:style style:name="T32" style:family="text">
      <style:text-properties style:font-name="Calibri1" officeooo:rsid="001289b6"/>
    </style:style>
    <style:style style:name="T33" style:family="text">
      <style:text-properties style:font-name="Calibri1" officeooo:rsid="0013c6d9"/>
    </style:style>
    <style:style style:name="T34" style:family="text">
      <style:text-properties style:font-name="Calibri1" officeooo:rsid="0014e8a7"/>
    </style:style>
    <style:style style:name="T35" style:family="text">
      <style:text-properties style:font-name="Calibri1" officeooo:rsid="0016deb4"/>
    </style:style>
    <style:style style:name="T36" style:family="text">
      <style:text-properties style:font-name="Calibri1" officeooo:rsid="0018004b"/>
    </style:style>
    <style:style style:name="T37" style:family="text">
      <style:text-properties fo:font-size="24pt" fo:font-weight="bold" style:font-size-asian="24pt" style:font-weight-asian="bold"/>
    </style:style>
    <style:style style:name="T38" style:family="text">
      <style:text-properties fo:font-size="24pt" fo:font-weight="bold" officeooo:rsid="0001368d" style:font-size-asian="24pt" style:font-weight-asian="bold"/>
    </style:style>
    <style:style style:name="T39" style:family="text">
      <style:text-properties fo:font-size="24pt" fo:font-weight="bold" officeooo:rsid="001db2f5" style:font-size-asian="24pt" style:font-weight-asian="bold"/>
    </style:style>
    <style:style style:name="T40" style:family="text">
      <style:text-properties officeooo:rsid="0023bf5c"/>
    </style:style>
    <style:style style:name="T41" style:family="text">
      <style:text-properties officeooo:rsid="0014baa8"/>
    </style:style>
    <style:style style:name="T42" style:family="text">
      <style:text-properties officeooo:rsid="000defc2"/>
    </style:style>
    <style:style style:name="T43" style:family="text">
      <style:text-properties officeooo:rsid="000ece6c"/>
    </style:style>
    <style:style style:name="T44" style:family="text">
      <style:text-properties officeooo:rsid="000fdc4c"/>
    </style:style>
    <style:style style:name="T45" style:family="text">
      <style:text-properties fo:font-size="11pt" style:font-size-asian="11pt" style:font-size-complex="11pt"/>
    </style:style>
    <style:style style:name="T46" style:family="text">
      <style:text-properties fo:font-size="11pt" officeooo:rsid="000fdc4c" style:font-size-asian="11pt" style:font-size-complex="11pt"/>
    </style:style>
    <style:style style:name="T47" style:family="text">
      <style:text-properties fo:font-size="11pt" officeooo:rsid="0010e755" style:font-size-asian="11pt" style:font-size-complex="11pt"/>
    </style:style>
    <style:style style:name="T48" style:family="text">
      <style:text-properties officeooo:rsid="001933f9"/>
    </style:style>
    <style:style style:name="T49" style:family="text">
      <style:text-properties officeooo:rsid="0019e7c3"/>
    </style:style>
    <style:style style:name="T50" style:family="text">
      <style:text-properties fo:font-weight="normal" officeooo:rsid="001cfaee" style:font-weight-asian="normal" style:font-weight-complex="normal"/>
    </style:style>
    <style:style style:name="T51" style:family="text">
      <style:text-properties fo:font-weight="normal" officeooo:rsid="0012b6cc" style:font-weight-asian="normal" style:font-weight-complex="normal"/>
    </style:style>
    <style:style style:name="T52" style:family="text">
      <style:text-properties fo:font-weight="normal" officeooo:rsid="00209804" style:font-weight-asian="normal" style:font-weight-complex="normal"/>
    </style:style>
    <style:style style:name="T53" style:family="text">
      <style:text-properties style:text-line-through-style="none" style:text-line-through-type="none" style:font-name="Calibri1" fo:font-weight="normal" officeooo:rsid="00278ac5" style:font-weight-asian="normal" style:font-weight-complex="normal"/>
    </style:style>
    <style:style style:name="T54" style:family="text">
      <style:text-properties style:text-line-through-style="none" style:text-line-through-type="none" style:font-name="Calibri1" fo:font-weight="normal" officeooo:rsid="0025f7a7" style:font-weight-asian="normal" style:font-weight-complex="normal"/>
    </style:style>
    <style:style style:name="T55" style:family="text">
      <style:text-properties style:text-line-through-style="none" style:text-line-through-type="none" style:font-name="Calibri1" fo:font-weight="normal" officeooo:rsid="0023bf5c" style:font-weight-asian="normal" style:font-weight-complex="normal"/>
    </style:style>
    <style:style style:name="T56" style:family="text">
      <style:text-properties officeooo:rsid="001db2f5"/>
    </style:style>
    <style:style style:name="T57" style:family="text">
      <style:text-properties style:text-underline-style="solid" style:text-underline-width="auto" style:text-underline-color="font-color" officeooo:rsid="001933f9"/>
    </style:style>
    <style:style style:name="T58" style:family="text">
      <style:text-properties style:text-underline-style="none" officeooo:rsid="001933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7">Estrategia de Newsletter </text:span><text:span text:style-name="T38">Supuesto </text:span><text:span text:style-name="T39">1</text:span><text:span text:style-name="T38">: </text:span><text:span text:style-name="T39">Salón del Cómic de Valencia</text:span></text:p>
      <text:p text:style-name="P6"><text:line-break/></text:p>
      <text:p text:style-name="P5">Daniel Moret Robledo</text:p>
      <text:p text:style-name="P5">Feria Valencia</text:p>
      <text:p text:style-name="P5">20/05/2025 – 10/06/2025</text:p>
      <text:p text:style-name="P6"/>
      <text:h text:style-name="P1" text:outline-level="1">Índice</text:h>
      <text:p text:style-name="P7"/>
      <text:p text:style-name="P9">1. Introducción</text:p>
      <text:p text:style-name="P16"><text:s text:c="3"/>1.1. Contexto del proyecto</text:p>
      <text:p text:style-name="P16"><text:s text:c="3"/>1.2. Objetivo <text:s/></text:p>
      <text:p text:style-name="P10">2. Análisis y Planificación</text:p>
      <text:p text:style-name="P16"><text:s text:c="3"/>2.1. Público objetivo</text:p>
      <text:p text:style-name="P16"><text:s text:c="3"/>2.2. Análisis DAFO</text:p>
      <text:p text:style-name="P10">3. Estrategia de Comunicación</text:p>
      <text:p text:style-name="P16"><text:s text:c="3"/>3.1. Enfoque comunicativo y tono</text:p>
      <text:p text:style-name="P16"><text:s text:c="3"/>3.2. Mensajes clave</text:p>
      <text:p text:style-name="P16"><text:s text:c="3"/>3.3. Estructura AIDA</text:p>
      <text:p text:style-name="P10">4. Diseño</text:p>
      <text:p text:style-name="P16"><text:s text:c="3"/>4.1. Estructura</text:p>
      <text:p text:style-name="P16"><text:s text:c="3"/>4.2. <text:span text:style-name="T40">Estética general</text:span></text:p>
      <text:p text:style-name="P16"><text:s text:c="3"/>4.3. Mockup</text:p>
      <text:p text:style-name="P10">5. Contenido y Personalización</text:p>
      <text:p text:style-name="P16"><text:s text:c="3"/>5.1. Variables dinámicas</text:p>
      <text:p text:style-name="P16"><text:s text:c="3"/>5.2. Segmentación por perfil del expositor</text:p>
      <text:p text:style-name="P10"><text:span text:style-name="T41">6</text:span>. Test con Usuarios</text:p>
      <text:p text:style-name="P16"><text:s text:c="3"/><text:span text:style-name="T41">6</text:span>.1. Selección de la muestra</text:p>
      <text:p text:style-name="P16"><text:s text:c="3"/><text:span text:style-name="T41">6</text:span>.2. Metodología del test</text:p>
      <text:p text:style-name="P16"><text:s text:c="3"/><text:span text:style-name="T41">6</text:span>.3. Análisis de resultados</text:p>
      <text:p text:style-name="P16"><text:s text:c="3"/><text:span text:style-name="T41">6</text:span>.4. Rediseño basado en el feedback</text:p>
      <text:p text:style-name="P10"><text:span text:style-name="T41">7</text:span>. Desarrollo y Envío Técnico</text:p>
      <text:p text:style-name="P16"><text:s text:c="3"/><text:span text:style-name="T41">7</text:span>.1. Tecnología utilizada (MJML, Node.js, AWS)</text:p>
      <text:p text:style-name="P16"><text:s text:c="3"/><text:span text:style-name="T41">7</text:span>.2. Automatización del envío</text:p>
      <text:p text:style-name="P16"><text:s text:c="3"/><text:span text:style-name="T41">7</text:span>.3. Gestión de datos de clientes</text:p>
      <text:p text:style-name="P10"><text:span text:style-name="T41">8</text:span>. Base de Datos y Gestión de Suscriptores</text:p>
      <text:p text:style-name="P16"><text:s text:c="3"/><text:span text:style-name="T41">8</text:span>.1. Diseño del modelo de datos</text:p>
      <text:p text:style-name="P16"><text:s text:c="3"/><text:span text:style-name="T41">8</text:span>.2. Tablas principales</text:p>
      <text:p text:style-name="P16"><text:s text:c="3"/><text:span text:style-name="T41">8</text:span>.3. Inserción y uso de datos</text:p>
      <text:p text:style-name="P10"><text:span text:style-name="T41">9</text:span>. Integración con Redes Sociales</text:p>
      <text:p text:style-name="P16"><text:soft-page-break/><text:s text:c="3"/><text:span text:style-name="T41">9</text:span>.1. Canales utilizados</text:p>
      <text:p text:style-name="P16"><text:s text:c="3"/><text:span text:style-name="T41">9</text:span>.2. Formatos de difusión</text:p>
      <text:p text:style-name="P16"><text:s text:c="3"/><text:span text:style-name="T41">9</text:span>.3. Ejemplos prácticos</text:p>
      <text:p text:style-name="P10">1<text:span text:style-name="T41">0</text:span>. Control de Versiones y Documentación Técnica</text:p>
      <text:p text:style-name="P16"><text:s text:c="3"/>1<text:span text:style-name="T41">0</text:span>.1. Uso de GitHub</text:p>
      <text:p text:style-name="P16"><text:s text:c="3"/>1<text:span text:style-name="T41">0</text:span>.2. Estrategia de ramas y commits</text:p>
      <text:p text:style-name="P16"><text:s text:c="3"/>1<text:span text:style-name="T41">0</text:span>.3. Registro de cambios</text:p>
      <text:p text:style-name="P10">1<text:span text:style-name="T41">1</text:span>. Evaluación y Conclusiones</text:p>
      <text:p text:style-name="P16"><text:s text:c="3"/>1<text:span text:style-name="T41">1</text:span>.1. Resultados de la campaña</text:p>
      <text:p text:style-name="P16"><text:s text:c="3"/>1<text:span text:style-name="T41">1</text:span>.2. Conclusiones finales</text:p>
      <text:p text:style-name="P16"><text:s text:c="3"/>1<text:span text:style-name="T41">1</text:span>.3. Propuestas de mejora futur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1. Introducción</text:p>
      <text:p text:style-name="P8">1.1 Contexto del proyecto</text:p>
      <text:p text:style-name="P35"><text:span text:style-name="T15">Partimos</text:span><text:span text:style-name="T14"> del objetivo </text:span><text:span text:style-name="T15">del crear un boletín informativo para el Salón del Cómic de Valencia </text:span><text:span text:style-name="T17">2025</text:span><text:span text:style-name="T15">, </text:span><text:span text:style-name="T17">siendo un supuesto donde nos situamos en un tiempo previo a</text:span><text:span text:style-name="T16"> la pasada edición.</text:span><text:span text:style-name="T15"> </text:span><text:span text:style-name="T16">Este estará orientado al público general, a los que en calidad de visitantes se les mostrará información de la feria, destacando noticias y promociones especiales de la edición de dicha feria.</text:span></text:p>
      <text:p text:style-name="P35"><text:span text:style-name="T18"/></text:p>
      <text:p text:style-name="P19">1.2 Objetivo</text:p>
      <text:p text:style-name="P38"><text:span text:style-name="T1">El objetivo del boletín será despertar el interés </text:span><text:span text:style-name="T28">del receptor </text:span><text:span text:style-name="T29">en la feria </text:span><text:span text:style-name="T30">y que este acabe comprando la entrada. Aportando esto ingresos a la propia Feria Valencia y aumentando el número de visitantes y gente que habla de la feria.</text:span></text:p>
      <text:p text:style-name="P37"><text:span text:style-name="T19"/></text:p>
      <text:p text:style-name="P37"><text:span text:style-name="T19"/></text:p>
      <text:p text:style-name="P18">2. Análisis y Planificación</text:p>
      <text:p text:style-name="P11">2.1 Público objetivo</text:p>
      <text:p text:style-name="P25">El público objetivo de nuestro boletín de información serán tanto pasados visitantes de ediciones anteriores, a quienes queremos convencer de volver a asistir a la feria, como el público general, con la finalidad de atraer nuevos visitantes. </text:p>
      <text:p text:style-name="P20"/>
      <text:p text:style-name="P12">2.2 Análisis DAFO</text:p>
      <text:p text:style-name="P30">Procedemos a realizar un análisis de las debilidades, fortalezas, oportunidades y amenazas de nuestro proyecto de newsletter, siguiendo las siglas de la herramienta de planificación estratégica DAFO.</text:p>
      <text:p text:style-name="P31"/>
      <text:p text:style-name="P31">Una de las principales debilidades de <text:span text:style-name="T42">nuestro</text:span> boletín informativo es la <text:span text:style-name="T42">gran cantidad</text:span> de correos similares dirigidos al público general, lo <text:span text:style-name="T42">cual</text:span> puede <text:span text:style-name="T42">derivar</text:span> en una tasa de apertura <text:span text:style-name="T42">baja, para lo que tendremos que poner un mayor esmero en establecer un</text:span> asunto y contenido <text:span text:style-name="T42">que</text:span> desta<text:span text:style-name="T42">quen</text:span> <text:span text:style-name="T42">especialmente</text:span>. Además, al <text:span text:style-name="T43">dirigirnos a </text:span>un público <text:span text:style-name="T43">muy</text:span> amplio y diverso, la personalización del mensaje <text:span text:style-name="T43">es muy</text:span> limitada.</text:p>
      <text:p text:style-name="P31"/>
      <text:p text:style-name="P32"><text:span text:style-name="T43">En cuanto a </text:span>amenazas <text:span text:style-name="T43">encontramos una gran</text:span> <text:span text:style-name="T43">cantidad de ferias de ocio y entretenimiento orientada a los visitantes, a lo que</text:span> se suma el hecho de que otros eventos similares pueden captar mayor atención mediática o contar con invitados más reconocidos. También existe un riesgo de que los visitantes de años anteriores no <text:span text:style-name="T43">se interesen en asistir a esta edición</text:span> si no perciben cambios significativos o mejoras destacables en la nueva edición, <text:span text:style-name="T43">ya que es fácil que</text:span> <text:span text:style-name="T43">tras asistir a muchas ediciones de la misma feria, o incluso a ferias similares, se sienta cierto aborrecimiento</text:span>. </text:p>
      <text:p text:style-name="P32"/>
      <text:p text:style-name="P33">El Salón del Cómic de Valencia cuenta con una marca consolidada y un<text:span text:style-name="T43">a comunidad </text:span><text:span text:style-name="T44">fiel </text:span>que <text:span text:style-name="T44">crece</text:span> en cada edición, <text:span text:style-name="T44">lo que representa una gran fortaleza</text:span>. <text:span text:style-name="T44">Siendo </text:span>la temática del cómic y <text:span text:style-name="T44">similares destacables por facilitar que se</text:span> gener<text:span text:style-name="T44">e</text:span> un fuerte sentimiento de comunidad y pertenencia, lo que facilita una respuesta favorable al mensaje. <text:span text:style-name="T44">Este sentimiento de pertenecía sera una parte importante al momento de plantear el enfoque para dirigirnos a antiguos asistentes de la feria. <text:s/>Además, apelar</text:span> <text:span text:style-name="T44">a </text:span>un recuerdo positivo de evento<text:span text:style-name="T44">s anteriores</text:span> juga<text:span text:style-name="T44">rá</text:span> a <text:span text:style-name="T44">nuestro</text:span> favor, especialmente si se destacan las novedades más atractivas. </text:p>
      <text:p text:style-name="P31"/>
      <text:p text:style-name="P34"><text:span text:style-name="T45">Desde el punto de vista de las oportunidades, </text:span><text:span text:style-name="T46">podemos destacar</text:span><text:span text:style-name="T45"> el creciente interés por la cultura “geek” y los eventos presenciales tras la pandemia, especialmente </text:span><text:span text:style-name="T46">en un</text:span><text:span text:style-name="T45"> público </text:span><text:span text:style-name="T46">joven</text:span><text:span text:style-name="T45">. </text:span><text:span text:style-name="T46">Además l</text:span><text:span text:style-name="T45">as redes sociales y las plataformas de venta digital permiten reforzar el contenido del boletín con promociones </text:span><text:span text:style-name="T46">especiales</text:span><text:span text:style-name="T45"> o códigos exclusivos, </text:span><text:span text:style-name="T46">lo que se destacará en un apartado de promociones especiales del boletín</text:span><text:span text:style-name="T45">. </text:span><text:span text:style-name="T47">Y hablando de redes sociales, el uso de plataformas como tiktok con la posibilidad de publicidad mucho más dirigida, en este caso hacia gente joven y con interés por el cómic, rol y demás temáticas destacadas de la feria, <text:s/>de </text:span><text:soft-page-break/><text:span text:style-name="T47">forma mucho más efectiva que la publicidad tradicional, y con la posibilidad de un bombardeo de publicidad indiscriminado a una gran cantidad de personas, representa en sí una gran oportunidad si se aprovecha bien de forma paralela a nuestro boletín. Esto último se desarrollará en apartados posteriores. </text:span></text:p>
      <text:p text:style-name="P21"/>
      <text:p text:style-name="P21"/>
      <text:p text:style-name="P43">3. Estrategia de Comunicación</text:p>
      <text:p text:style-name="P13">3.1 Enfoque comunicativo y tono</text:p>
      <text:p text:style-name="P36"><text:span text:style-name="T31">En nuestro boletín querremos emplear </text:span><text:span text:style-name="T20">un enfoque </text:span><text:span text:style-name="T31">comunicativo emocional</text:span><text:span text:style-name="T20">, </text:span><text:span text:style-name="T31">e</text:span><text:span text:style-name="T20">n lugar de solo presenta</text:span><text:span text:style-name="T31">ndo</text:span><text:span text:style-name="T20"> </text:span><text:span text:style-name="T31">la información de novedades y promociones</text:span><text:span text:style-name="T20"> se busca</text:span><text:span text:style-name="T31">rá</text:span><text:span text:style-name="T20"> usar un lenguaje inspirador y evocar </text:span><text:span text:style-name="T31">emociones</text:span><text:span text:style-name="T20">. </text:span><text:span text:style-name="T31">Queremos</text:span><text:span text:style-name="T20"> generar entusiasmo, ilusión </text:span><text:span text:style-name="T32">y sentimiento de pertenecía </text:span><text:span text:style-name="T31">en relación a la feria</text:span><text:span text:style-name="T20">, </text:span><text:span text:style-name="T31">y para ello </text:span><text:span text:style-name="T20">la comunicación debe ser optimista </text:span><text:span text:style-name="T31">y </text:span><text:span text:style-name="T32">con un lenguaje que conecte con el receptor. No buscamos justificar una inversión o convencer de la compra de un producto, sino seducir al receptor con contenido atractivo y lograr que quiera asistir a la feria, o por lo menos que se interese y hable de ello con conocidos. </text:span></text:p>
      <text:p text:style-name="P39"><text:span text:style-name="T21">E</text:span><text:span text:style-name="T1">l tono del comunicado deberá ser cercano y entusiasta, con un registro más bien informal para conseguir conectar con el receptor.</text:span></text:p>
      <text:p text:style-name="P22"/>
      <text:p text:style-name="P14">3.2 Mensajes clave</text:p>
      <text:p text:style-name="P39"><text:span text:style-name="T21">E</text:span><text:span text:style-name="T1">n nuestro comunicado encontramos varios mensajes clave distribuidos </text:span><text:span text:style-name="T33">por</text:span><text:span text:style-name="T1"> el boletín, todos ellos orientados a apelar a la emoción del receptor o convencer</text:span><text:span text:style-name="T33">lo de su asistencia al evento. </text:span><text:span text:style-name="T34">El primero es presentar el Salón del Cómic como una oportunidad única y de imprescindible asistencia, sobretodo para alguien con interés en la cultura del cómic u otros de los contenidos principales de la feria, con asistencia de grandes personalidades, </text:span><text:span text:style-name="T35">una gran variedad de exposiciones interesantes para el público, </text:span><text:span text:style-name="T36">sea casual o más entusiasta</text:span><text:span text:style-name="T35">, </text:span><text:span text:style-name="T36">y relevantes eventos para la comunidad</text:span><text:span text:style-name="T34">. El siguiente mensaje clave sería </text:span><text:span text:style-name="T36">trasmitir </text:span><text:span text:style-name="T34">que la edición de 2025 en concreto es una experiencia llena de novedades </text:span><text:span text:style-name="T36">que justifique su asistencia, orientado sobretodo a antiguos asistentes de la feria. Por último querremos presentar la feria como una oportunidad única no solo por su contenido, expuesto anteriormente, sino también por las promociones especiales y descuentos exclusivos disponibles .</text:span></text:p>
      <text:p text:style-name="P35"><text:span text:style-name="Strong_20_Emphasis"><text:span text:style-name="T4"/></text:span></text:p>
      <text:p text:style-name="P35"><text:span text:style-name="Strong_20_Emphasis"><text:span text:style-name="T22">3.3 Estructura persuasiva AIDA</text:span></text:span></text:p>
      <text:p text:style-name="P26">Con el objetivo <text:span text:style-name="T48">de aumentar la retención y la </text:span><text:span text:style-name="T56">eficacia</text:span><text:span text:style-name="T48"> al momento de impactar en el receptor emplearemos el modelo AIDA, como base para establecer el enfoque de la estructura del documento. Dicho modelo está dividido en cuatro etapas secuenciales, que son: </text:span><text:span text:style-name="T58">Atención</text:span><text:span text:style-name="T48">, se debe captar la atención del receptor y asegurar cierta retención, Interés, se despierta el interés por el mensaje del comunicado, Deseo, se logra despertar el deseo por el producto o servicio ofrecido, y Acción, el consumidor toma una decisión consciente para la compra del producto. </text:span></text:p>
      <text:p text:style-name="P23"/>
      <text:p text:style-name="P27">El primer paso de captar la atención del receptor es la más complicada de ejecutar en nuestro contexto, debido a las debilidades expuestas anteriormente en el análisis DAFO. Aquí nos centraremos en escribir un título muy llamativo y que el contenido del email retenga de forma efectiva la atención del receptor, evitando que de forma consciente o inconsciente descarte nuestro comunicado. </text:p>
      <text:p text:style-name="P28">Despertar el interés por el contenido de la feria será posiblemente la parte más importante al momento de diseñar nuestro documento. Una vez tenemos la atención del receptor nos <text:soft-page-break/>serviremos de novedades, promociones y, sobre todo, de un lenguaje evocador y que conecte con el lector para causar un interés por el propio Salón del Cómic de Valencia.</text:p>
      <text:p text:style-name="P24">Sirviéndonos de este interés guiaremos al receptor para <text:span text:style-name="T49">quiera asistir a dicha feria, queremos despertar su deseo y convencerlo de su asistencia. </text:span></text:p>
      <text:p text:style-name="P29">Por último, nos valdremos de un botón que sirva como llamada a la acción para impulsar la decisión consciente del lector de adquirir su entrada, <text:span text:style-name="Strong_20_Emphasis"><text:span text:style-name="T50">con </text:span></text:span><text:span text:style-name="Strong_20_Emphasis"><text:span text:style-name="T51">un lenguaje directo </text:span></text:span><text:span text:style-name="Strong_20_Emphasis"><text:span text:style-name="T50">e</text:span></text:span><text:span text:style-name="Strong_20_Emphasis"><text:span text:style-name="T51"> imperativo </text:span></text:span><text:span text:style-name="Strong_20_Emphasis"><text:span text:style-name="T50">que incluya</text:span></text:span><text:span text:style-name="Strong_20_Emphasis"><text:span text:style-name="T51"> una indicación explícita de lo que queremos que haga el </text:span></text:span><text:span text:style-name="Strong_20_Emphasis"><text:span text:style-name="T52">receptor</text:span></text:span><text:span text:style-name="Strong_20_Emphasis"><text:span text:style-name="T51">.</text:span></text:span></text:p>
      <text:p text:style-name="P3"><text:span text:style-name="Strong_20_Emphasis"><text:span text:style-name="T3"/></text:span></text:p>
      <text:p text:style-name="P2"><text:span text:style-name="Strong_20_Emphasis"><text:span text:style-name="T3"/></text:span></text:p>
      <text:p text:style-name="P2"><text:span text:style-name="Strong_20_Emphasis"><text:span text:style-name="T26">4. Diseño</text:span></text:span></text:p>
      <text:p text:style-name="P2"><text:span text:style-name="Strong_20_Emphasis"><text:span text:style-name="T23">4.1 Estructura</text:span></text:span></text:p>
      <text:p text:style-name="P4"><text:span text:style-name="Strong_20_Emphasis"><text:span text:style-name="T10">El boletín informativo presentará una estructura dividida en tres partes principales, siendo: la cabecera, compuesta por </text:span></text:span><text:span text:style-name="Strong_20_Emphasis"><text:span text:style-name="T5">la imagen de cabecera oficial de</text:span></text:span><text:span text:style-name="Strong_20_Emphasis"><text:span text:style-name="T10">l Salón del Cómic de Valencia, el cuerpo, con todo el contenido e información sobre novedades y promociones además la propia llamada a la acción con enlace a la página oficial, y por último un footer, con las redes de Feria Valencia y un enlace de contacto.</text:span></text:span></text:p>
      <text:p text:style-name="P41"><text:span text:style-name="Strong_20_Emphasis"><text:span text:style-name="T13">Dentro del cuerpo el orden estará definido y orientado a guiar al receptor hacia querer adquirir su entrada. Para ello primero introduciremos las novedades novedades y demás como gancho, y ya con el interés del lector se presentan las promociones especiales, acabando con una llamada a la acción que invite a la persona a adquirir su entrada.</text:span></text:span></text:p>
      <text:p text:style-name="P4"><text:span text:style-name="Strong_20_Emphasis"><text:span text:style-name="T2"/></text:span></text:p>
      <text:p text:style-name="P4"><text:span text:style-name="Strong_20_Emphasis"><text:span text:style-name="T24">4.</text:span></text:span><text:span text:style-name="Strong_20_Emphasis"><text:span text:style-name="T25">2 Estética general</text:span></text:span></text:p>
      <text:p text:style-name="P2"><text:span text:style-name="Strong_20_Emphasis"><text:span text:style-name="T5">El diseño de el newsletter esta basado mayormente en la </text:span></text:span><text:span text:style-name="Strong_20_Emphasis"><text:span text:style-name="T10">estética de la </text:span></text:span><text:span text:style-name="Strong_20_Emphasis"><text:span text:style-name="T5">cabecera oficial de la edición de</text:span></text:span><text:span text:style-name="Strong_20_Emphasis"><text:span text:style-name="T10">l Salón del Cómic</text:span></text:span><text:span text:style-name="Strong_20_Emphasis"><text:span text:style-name="T5"> 202</text:span></text:span><text:span text:style-name="Strong_20_Emphasis"><text:span text:style-name="T10">5</text:span></text:span><text:span text:style-name="Strong_20_Emphasis"><text:span text:style-name="T5">, </text:span></text:span><text:span text:style-name="Strong_20_Emphasis"><text:span text:style-name="T6">tomándola como referencia para la elección de elementos gráficos</text:span></text:span><text:span text:style-name="Strong_20_Emphasis"><text:span text:style-name="T5">. </text:span></text:span><text:span text:style-name="Strong_20_Emphasis"><text:span text:style-name="T7">Se busca mantener siempre una </text:span></text:span><text:span text:style-name="Strong_20_Emphasis"><text:span text:style-name="T11">estética </text:span></text:span><text:span text:style-name="Strong_20_Emphasis"><text:span text:style-name="T10">animada y llena de elementos llamativos</text:span></text:span><text:span text:style-name="Strong_20_Emphasis"><text:span text:style-name="T7">, </text:span></text:span><text:span text:style-name="Strong_20_Emphasis"><text:span text:style-name="T10">pero </text:span></text:span><text:span text:style-name="Strong_20_Emphasis"><text:span text:style-name="T7">que </text:span></text:span><text:span text:style-name="Strong_20_Emphasis"><text:span text:style-name="T10">sea</text:span></text:span><text:span text:style-name="Strong_20_Emphasis"><text:span text:style-name="T7"> agradable </text:span></text:span><text:span text:style-name="Strong_20_Emphasis"><text:span text:style-name="T10">a la vista y no resulte demasiado saturad</text:span></text:span><text:span text:style-name="Strong_20_Emphasis"><text:span text:style-name="T11">a</text:span></text:span><text:span text:style-name="Strong_20_Emphasis"><text:span text:style-name="T10"> o pesad</text:span></text:span><text:span text:style-name="Strong_20_Emphasis"><text:span text:style-name="T11">a</text:span></text:span><text:span text:style-name="Strong_20_Emphasis"><text:span text:style-name="T10"> de ver</text:span></text:span><text:span text:style-name="Strong_20_Emphasis"><text:span text:style-name="T7">. </text:span></text:span></text:p>
      <text:p text:style-name="P2"><text:span text:style-name="Strong_20_Emphasis"><text:span text:style-name="T7"/></text:span></text:p>
      <text:p text:style-name="P4"><text:span text:style-name="Strong_20_Emphasis"><text:span text:style-name="T10">Para el texto del documento buscaremos una fuente con buena legibilidad pero que no resulte demasiado simple o minimista. </text:span></text:span><text:span text:style-name="Strong_20_Emphasis"><text:span text:style-name="T12">En este caso la elección de fuente a sido Belgrano, una fuente con serifa simple y bastante redonda, siendo elegida esta y no otras fuentes similares con serifa por mera preferencia estética.</text:span></text:span></text:p>
      <text:p text:style-name="P2"><text:span text:style-name="Strong_20_Emphasis"><text:span text:style-name="T53"/></text:span></text:p>
      <text:p text:style-name="P2"><text:span text:style-name="Strong_20_Emphasis"><text:span text:style-name="T54">Para los colores del documento s</text:span></text:span><text:span text:style-name="Strong_20_Emphasis"><text:span text:style-name="T55">e ha </text:span></text:span><text:span text:style-name="Strong_20_Emphasis"><text:span text:style-name="T54">escogido</text:span></text:span><text:span text:style-name="Strong_20_Emphasis"><text:span text:style-name="T55"> una paleta similar a la paleta de la cabecera solo que con tonos menos saturados o más claros, intentado </text:span></text:span><text:span text:style-name="Strong_20_Emphasis"><text:span text:style-name="T53">en todo momento</text:span></text:span><text:span text:style-name="Strong_20_Emphasis"><text:span text:style-name="T55"> que no desentonen con la propia cabecera. </text:span></text:span><text:span text:style-name="Strong_20_Emphasis"><text:span text:style-name="T53">Esto con la intención de que no resultara demasiado saturado a la vista y mantenga una estética más limpia y suave. </text:span></text:span></text:p>
      <text:p text:style-name="P2"><text:span text:style-name="Strong_20_Emphasis"><text:span text:style-name="T6">Paleta de colores con código: </text:span></text:span></text:p>
      <text:p text:style-name="P2"><text:span text:style-name="Strong_20_Emphasis"><text:span text:style-name="T8"/></text:span></text:p>
      <text:p text:style-name="P2"><text:span text:style-name="Strong_20_Emphasis"><text:span text:style-name="T12">Finalmente</text:span></text:span><text:span text:style-name="Strong_20_Emphasis"><text:span text:style-name="T7">,</text:span></text:span><text:span text:style-name="Strong_20_Emphasis"><text:span text:style-name="T9"> en </text:span></text:span><text:span text:style-name="Strong_20_Emphasis"><text:span text:style-name="T12">relación</text:span></text:span><text:span text:style-name="Strong_20_Emphasis"><text:span text:style-name="T9"> a la elección de formas se empleará formas geométricas simple</text:span></text:span><text:span text:style-name="Strong_20_Emphasis"><text:span text:style-name="T12">s</text:span></text:span><text:span text:style-name="Strong_20_Emphasis"><text:span text:style-name="T9"> con colores planos </text:span></text:span><text:span text:style-name="Strong_20_Emphasis"><text:span text:style-name="T12">y con patrones tipo cómic,</text:span></text:span><text:span text:style-name="Strong_20_Emphasis"><text:span text:style-name="T9"> </text:span></text:span><text:span text:style-name="Strong_20_Emphasis"><text:span text:style-name="T12">empleadas como fundo para secciones o subapartados</text:span></text:span><text:span text:style-name="Strong_20_Emphasis"><text:span text:style-name="T9">. Y </text:span></text:span><text:span text:style-name="Strong_20_Emphasis"><text:span text:style-name="T12">en cuanto a </text:span></text:span><text:span text:style-name="Strong_20_Emphasis"><text:span text:style-name="T9">las imágenes </text:span></text:span><text:span text:style-name="Strong_20_Emphasis"><text:span text:style-name="T12">en el documento se utilizarán fotografías </text:span></text:span><text:span text:style-name="Strong_20_Emphasis"><text:span text:style-name="T9">.</text:span></text:span></text:p>
      <text:p text:style-name="P2"><text:span text:style-name="Strong_20_Emphasis"><text:span text:style-name="T8"/></text:span></text:p>
      <text:p text:style-name="P2"><text:span text:style-name="Strong_20_Emphasis"><text:span text:style-name="T23">4.3 Mockup</text:span></text:span></text:p>
      <text:p text:style-name="P2"><text:span text:style-name="Strong_20_Emphasis"><text:span text:style-name="T2">Se ha realizado un </text:span></text:span><text:span text:style-name="Strong_20_Emphasis"><text:span text:style-name="T27">Mockup</text:span></text:span><text:span text:style-name="Strong_20_Emphasis"><text:span text:style-name="T2"> previo a la implementación del diseño en mjml, para lo cual se ha escogido las herramientas ofrecidas en la página de Figma.</text:span></text:span></text:p>
      <text:p text:style-name="P2"><text:span text:style-name="Strong_20_Emphasis"><text:span text:style-name="T2">Enlace a el mockup en Figma: </text:span></text:span><text:a xlink:type="simple" xlink:href="https://www.figma.com/design/n8ZSVVKcUFuyidVGuPCBfK/Untitled?node-id=0-1&amp;t=nsF9aLmaVVwDXEd2-1" text:style-name="Internet_20_link" text:visited-style-name="Visited_20_Internet_20_Link"><text:span text:style-name="Strong_20_Emphasis"><text:span text:style-name="T2">https://www.figma.com/design/n8ZSVVKcUFuyidVGuPCBfK/Untitled?node-id=0-1&amp;t=nsF9aLmaVVwDXEd2-1</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2T15:06:41.559424448</meta:creation-date>
    <dc:date>2025-06-04T17:58:53.411700213</dc:date>
    <meta:editing-duration>PT52M26S</meta:editing-duration>
    <meta:editing-cycles>13</meta:editing-cycles>
    <meta:generator>LibreOffice/24.2.7.2$Linux_X86_64 LibreOffice_project/420$Build-2</meta:generator>
    <meta:document-statistic meta:table-count="0" meta:image-count="0" meta:object-count="0" meta:page-count="6" meta:paragraph-count="87" meta:word-count="1725" meta:character-count="10916" meta:non-whitespace-character-count="9167"/>
  </office:meta>
</office:document-meta>
</file>